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92cm" fo:min-width="0.24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.2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6cm" svg:x="4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5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2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3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4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8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5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4.014cm" svg:y="11.375cm">
          <draw:text-box>
            <text:p><text:span text:style-name="T1">V</text:span></text:p>
          </draw:text-box>
        </draw:frame>
        <draw:frame draw:style-name="gr3" draw:text-style-name="P2" draw:layer="layout" svg:width="0.786cm" svg:height="0.725cm" svg:x="5.014cm" svg:y="12.375cm">
          <draw:text-box>
            <text:p><text:span text:style-name="T1">A</text:span></text:p>
          </draw:text-box>
        </draw:frame>
        <draw:frame draw:style-name="gr3" draw:text-style-name="P2" draw:layer="layout" svg:width="0.786cm" svg:height="0.725cm" svg:x="6.014cm" svg:y="13.375cm">
          <draw:text-box>
            <text:p><text:span text:style-name="T1">E</text:span></text:p>
          </draw:text-box>
        </draw:frame>
        <draw:frame draw:style-name="gr4" draw:text-style-name="P2" draw:layer="layout" svg:width="0.807cm" svg:height="0.725cm" svg:x="7cm" svg:y="14.375cm">
          <draw:text-box>
            <text:p><text:span text:style-name="T1">U</text:span></text:p>
          </draw:text-box>
        </draw:frame>
        <draw:frame draw:style-name="gr4" draw:text-style-name="P2" draw:layer="layout" svg:width="0.807cm" svg:height="0.725cm" svg:x="7.993cm" svg:y="15.375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21:26:11.777000000</meta:creation-date>
    <dc:date>2016-07-13T10:41:56.916000000</dc:date>
    <meta:editing-duration>PT8M37S</meta:editing-duration>
    <meta:editing-cycles>3</meta:editing-cycles>
    <meta:generator>LibreOffice/5.1.4.2$Windows_X86_64 LibreOffice_project/f99d75f39f1c57ebdd7ffc5f42867c12031db97a</meta:generator>
    <meta:document-statistic meta:object-count="31"/>
  </office:meta>
</office:document-meta>
</file>